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calligra="http://www.calligra.org/2005/" xmlns:dom="http://www.w3.org/2001/xml-events" xmlns:xforms="http://www.w3.org/2002/xforms" xmlns:xsd="http://www.w3.org/2001/XMLSchema" office:version="1.2">
  <office:scripts/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Devanagari SmCn" svg:font-family="'Noto Sans Devanagari SmCn'" style:font-family-generic="system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888cm"/>
    </style:style>
    <style:style style:name="co5" style:family="table-column">
      <style:table-column-properties fo:break-before="auto" style:column-width="8.442cm"/>
    </style:style>
    <style:style style:name="ro1" style:family="table-row">
      <style:table-row-properties style:row-height="0.695cm" fo:break-before="auto" style:use-optimal-row-height="false"/>
    </style:style>
    <style:style style:name="ro2" style:family="table-row">
      <style:table-row-properties style:row-height="5.186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1.616cm" fo:break-before="auto" style:use-optimal-row-height="false"/>
    </style:style>
    <style:style style:name="ro5" style:family="table-row">
      <style:table-row-properties style:row-height="1.221cm" fo:break-before="auto" style:use-optimal-row-height="false"/>
    </style:style>
    <style:style style:name="ro6" style:family="table-row">
      <style:table-row-properties style:row-height="0.827cm" fo:break-before="auto" style:use-optimal-row-height="false"/>
    </style:style>
    <style:style style:name="ro7" style:family="table-row">
      <style:table-row-properties style:row-height="1.236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1.369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1.632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>
      <style:table-cell-properties fo:wrap-option="wrap" style:vertical-align="top"/>
      <style:text-properties style:font-name="Carlito" fo:font-size="16pt" fo:font-weight="bold"/>
    </style:style>
    <style:style style:name="ce12" style:family="table-cell" style:parent-style-name="Default1">
      <style:table-cell-properties fo:wrap-option="wrap" style:vertical-align="top"/>
      <style:text-properties style:font-name="Carlito" fo:font-size="11pt"/>
    </style:style>
    <style:style style:name="ce4" style:family="table-cell" style:parent-style-name="Default1">
      <style:table-cell-properties fo:background-color="#ff860d" style:text-align-source="fix" style:repeat-content="false" fo:wrap-option="wrap" style:vertical-align="top"/>
      <style:paragraph-properties fo:text-align="center"/>
      <style:text-properties fo:color="#000000" style:font-name="Carlito" fo:font-size="11pt" fo:font-weight="bold"/>
    </style:style>
    <style:style style:name="ce7" style:family="table-cell" style:parent-style-name="Default2">
      <style:table-cell-properties fo:wrap-option="wrap" style:vertical-align="top"/>
      <style:text-properties style:font-name="Carlito" fo:font-size="11pt"/>
    </style:style>
    <style:style style:name="ce10" style:family="table-cell" style:parent-style-name="Default1">
      <style:table-cell-properties fo:wrap-option="wrap" style:vertical-align="top"/>
      <style:text-properties fo:color="#b2b2b2" style:text-line-through-style="solid" style:text-line-through-type="single" style:font-name="Carlito" fo:font-size="11pt"/>
    </style:style>
    <style:style style:name="ce3" style:family="table-cell" style:parent-style-name="Default1">
      <style:table-cell-properties style:text-align-source="fix" style:repeat-content="false" fo:wrap-option="wrap" style:vertical-align="middle"/>
      <style:paragraph-properties fo:text-align="start"/>
      <style:text-properties style:font-name="Carlito" fo:font-size="11pt"/>
    </style:style>
    <style:style style:name="ce5" style:family="table-cell" style:parent-style-name="Default1">
      <style:table-cell-properties fo:background-color="#ffff38" style:text-align-source="fix" style:repeat-content="false" fo:wrap-option="wrap" style:vertical-align="top"/>
      <style:paragraph-properties fo:text-align="center"/>
      <style:text-properties fo:color="#000000" style:font-name="Carlito" fo:font-size="11pt" fo:font-weight="bold"/>
    </style:style>
    <style:style style:name="ce11" style:family="table-cell" style:parent-style-name="Default1">
      <style:table-cell-properties fo:wrap-option="wrap" style:vertical-align="top"/>
      <style:text-properties fo:color="#b2b2b2" style:font-name="Carlito" fo:font-size="11pt"/>
    </style:style>
    <style:style style:name="ce6" style:family="table-cell" style:parent-style-name="Default1">
      <style:table-cell-properties style:text-align-source="fix" style:repeat-content="false" fo:wrap-option="wrap" style:vertical-align="top"/>
      <style:paragraph-properties fo:text-align="center"/>
      <style:text-properties style:font-name="Carlito" fo:font-size="11pt" fo:font-weight="bold"/>
    </style:style>
    <style:style style:name="ce8" style:family="table-cell" style:parent-style-name="Default1">
      <style:table-cell-properties fo:wrap-option="wrap" style:vertical-align="top"/>
      <style:text-properties style:font-name="Carlito" fo:font-size="11pt" fo:font-weight="bold"/>
    </style:style>
    <style:style style:name="ce9" style:family="table-cell" style:parent-style-name="Default1">
      <style:text-properties style:font-name="Carlito" fo:font-size="11pt" fo:font-weight="bold"/>
    </style:style>
    <style:style style:name="ce13" style:family="table-cell" style:parent-style-name="Default2">
      <style:text-properties fo:font-weight="bold"/>
    </style:style>
    <style:style style:name="ce14" style:family="table-cell" style:parent-style-name="Default2">
      <style:text-properties style:font-name="Liberation Sans1" fo:font-weight="bold"/>
    </style:style>
  </office:automatic-styles>
  <office:body>
    <office:spreadsheet>
      <table:table table:name="Fehlerlis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/etc/sudoers.d/life</text:p>
          </table:table-cell>
          <table:table-cell table:style-name="ce3" office:value-type="string" calcext:value-type="string" table:number-columns-spanned="3" table:number-rows-spanned="1">
            <text:p>student ALL=(ALL) NOPASSWD:SETENV: /bin/ip student ALL=(ALL) NOPASSWD:SETENV: /usr/bin/calamares student ALL=(ALL) NOPASSWD:SETENV: /home/student/.life/applications/life-exam/server/server.py student ALL=(ALL) NOPASSWD:SETENV: /home/student/.life/applications/life-exam/client/client.py student ALL=(ALL) NOPASSWD:SETENV: /home/student/.life/applications/life-builder/usbcreator/usbcreator.py student ALL=(ALL) NOPASSWD:SETENV: /home/student/.life/applications/life-builder/main.py student ALL=(ALL) NOPASSWD:SETENV: /home/student/.life/applications/sambamount/sambamount.py <text:s/>student ALL=(ALL) NOPASSWD:SETENV: /home/student/.life/applications/life-helperscripts/restore-desktop-config-root.sh # in EXAM Mode, student can manually stop the EXAM student ALL=(ALL) NOPASSWD:SETENV: /home/student/.life/applications/life-exam/DATA/EXAMCONFIG/lockdown/stopexam.sh <text:s/>student ALL=(ALL) NOPASSWD:SETENV: /usr/bin/twistd3 </text:p>
          </table:table-cell>
          <table:covered-table-cell table:number-columns-repeated="2" table:style-name="ce12" office:value-type="string" calcext:value-type="string">
            <text:p/>
          </table:covered-table-cell>
          <table:table-cell table:number-columns-repeated="1020"/>
        </table:table-row>
        <table:table-row table:style-name="ro3">
          <table:table-cell table:style-name="ce12" office:value-type="string" calcext:value-type="string">
            <text:p>etc environment</text:p>
          </table:table-cell>
          <table:table-cell table:style-name="ce3" office:value-type="string" calcext:value-type="string" table:number-columns-spanned="3" table:number-rows-spanned="1">
            <text:p>PYTHONPATH=".:/home/student/.life/applications/life-exam"</text:p>
          </table:table-cell>
          <table:covered-table-cell table:number-columns-repeated="2" table:style-name="ce12" office:value-type="string" calcext:value-type="string">
            <text:p/>
          </table:covered-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 / fehlend</text:p>
          </table:table-cell>
          <table:table-cell table:style-name="ce6" office:value-type="string" calcext:value-type="string">
            <text:p>Frage</text:p>
          </table:table-cell>
          <table:table-cell table:style-name="ce7" office:value-type="string" calcext:value-type="string">
            <text:p/>
          </table:table-cell>
          <table:table-cell table:number-columns-repeated="59" table:style-name="ce8" office:value-type="string" calcext:value-type="string">
            <text:p/>
          </table:table-cell>
          <table:table-cell table:number-columns-repeated="960" table:style-name="ce9" office:value-type="string" calcext:value-type="string">
            <text:p/>
          </table:table-cell>
        </table:table-row>
        <table:table-row table:style-name="ro3"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2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Client: Server holt Abgabe, Client nicht in Exam Mode DANN keine Umschalten des Desktops</text:p>
          </table:table-cell>
          <table:table-cell office:value-type="string" calcext:value-type="string">
            <text:p>Server: Screenshot update wenn ScreenLOCK Off</text:p>
          </table:table-cell>
          <table:table-cell table:style-name="ce12" office:value-type="string" calcext:value-type="string">
            <text:p>Schüler haben während des Exams Zugriff auf eigene Partitionen</text:p>
          </table:table-cell>
          <table:table-cell table:style-name="ce12" office:value-type="string" calcext:value-type="string">
            <text:p>neue mounts sollten nicht erlaubt sein.. sollen wir ein „umount“ bei exam start machen um eventuelle eingebundene partitionen rauszuhauen ?</text:p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Server: Exam starten mehrfach anklickbar &gt; Problem mit Config der unlocked Version wird überschrieben</text:p>
          </table:table-cell>
          <table:table-cell table:style-name="ce12" office:value-type="string" calcext:value-type="string">
            <text:p>Server: Log File on GUI, Heartbeats ausnehmen</text:p>
          </table:table-cell>
          <table:table-cell table:style-name="ce12" office:value-type="string" calcext:value-type="string">
            <text:p>Access Point aktivieren (root Rechte?)</text:p>
          </table:table-cell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Server: Druckerconfig senden Keine Rechte in /etc/cups</text:p>
          </table:table-cell>
          <table:table-cell table:style-name="ce12" office:value-type="string" calcext:value-type="string">
            <text:p>Server: OverlayIcons verschwinden bei ScreenshotUpdate</text:p>
          </table:table-cell>
          <table:table-cell table:style-name="ce12" office:value-type="string" calcext:value-type="string">
            <text:p>Drucker Testen</text:p>
          </table:table-cell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server2client: try catch 40</text:p>
          </table:table-cell>
          <table:table-cell table:style-name="ce12" office:value-type="string" calcext:value-type="string">
            <text:p>Server: Autoscreenshot ist OFF nach EXAM Ende</text:p>
          </table:table-cell>
          <table:table-cell table:style-name="ce7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/>
          </table:table-cell>
          <table:table-cell table:style-name="ce7" office:value-type="string" calcext:value-type="string">
            <text:p>Server: GGB Strater SSB?</text:p>
          </table:table-cell>
          <table:table-cell table:style-name="ce12" office:value-type="string" calcext:value-type="string">
            <text:p>Helligkeit nach Boot zu niedrig</text:p>
          </table:table-cell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/>
          </table:table-cell>
          <table:table-cell table:style-name="ce12" office:value-type="string" calcext:value-type="string">
            <text:p>Server: OpenFilemanger <text:s/>xdotool search --onlyvisible --name firefox <text:s/>xdotool windowsize $WINDOW_ID_GOES_HERE $WIDTH $HEIGHT <text:s/>xdotool windowmove $WINDOW_ID_GOES_HERE $X $Y </text:p>
          </table:table-cell>
          <table:table-cell table:number-columns-repeated="2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2" table:style-name="ce7" office:value-type="string" calcext:value-type="string">
            <text:p/>
          </table:table-cell>
          <table:table-cell table:number-columns-repeated="2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2" table:style-name="ce7" office:value-type="string" calcext:value-type="string">
            <text:p/>
          </table:table-cell>
          <table:table-cell table:number-columns-repeated="2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2" table:style-name="ce7" office:value-type="string" calcext:value-type="string">
            <text:p/>
          </table:table-cell>
          <table:table-cell table:number-columns-repeated="2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2" table:style-name="ce12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7">
          <table:table-cell table:style-name="ce10" office:value-type="string" calcext:value-type="string">
            <text:p>LockScreen, beim ersten mal abgelehnt weil Client als Teacher angenommen wird</text:p>
          </table:table-cell>
          <table:table-cell table:style-name="ce10" office:value-type="string" calcext:value-type="string">
            <text:p>Beim Hochfahren wird disk überprüft Dauert etwas</text:p>
          </table:table-cell>
          <table:table-cell table:style-name="ce10" office:value-type="string" calcext:value-type="string">
            <text:p>Life-update Button verändern zu in Bearbeitung Abbrechen etc.</text:p>
          </table:table-cell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8">
          <table:table-cell table:style-name="ce12" office:value-type="string" calcext:value-type="string">
            <text:p/>
          </table:table-cell>
          <table:table-cell table:style-name="ce10" office:value-type="string" calcext:value-type="string">
            <text:p>Beim Ausschalten wird auf Eingabe gewartet &gt; bitte entfernen Sie das Wechselmedium</text:p>
          </table:table-cell>
          <table:table-cell table:style-name="ce10" office:value-type="string" calcext:value-type="string">
            <text:p>IP Adresse in Übersicht Teacher anzeigen</text:p>
          </table:table-cell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Server: mehrere Clients überlappen sich Grid anpassen</text:p>
          </table:table-cell>
          <table:table-cell table:style-name="ce10" office:value-type="string" calcext:value-type="string">
            <text:p>App Auswahl höher etwas größer</text:p>
          </table:table-cell>
          <table:table-cell table:style-name="ce10" office:value-type="string" calcext:value-type="string">
            <text:p>Client: Message Box verbunden als Feedback Wird nach 5min automatisch ausgebelendet</text:p>
          </table:table-cell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Server: Client entfernen, Widget bleibt</text:p>
          </table:table-cell>
          <table:table-cell table:style-name="ce11" office:value-type="string" calcext:value-type="string">
            <text:p>Client: Doppelten Start verhindern</text:p>
          </table:table-cell>
          <table:table-cell table:style-name="ce10" office:value-type="string" calcext:value-type="string">
            <text:p>Client Zombies rauswerfen</text:p>
          </table:table-cell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Server: Datei senden Filechooser Pfad zu Downloads fehlt</text:p>
          </table:table-cell>
          <table:table-cell table:style-name="ce10" office:value-type="string" calcext:value-type="string">
            <text:p>Teacher: Kdialog auf Notification umbessern</text:p>
          </table:table-cell>
          <table:table-cell table:style-name="ce10" office:value-type="string" calcext:value-type="string">
            <text:p>def openFileManager(path): korrekt?</text:p>
          </table:table-cell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10">
          <table:table-cell table:style-name="ce10" office:value-type="string" calcext:value-type="string">
            <text:p>Doppelte Client anmeldung mit selben Namen …</text:p>
          </table:table-cell>
          <table:table-cell table:style-name="ce10" office:value-type="string" calcext:value-type="string">
            <text:p>Notification einheitliche Breite</text:p>
          </table:table-cell>
          <table:table-cell table:style-name="ce10" office:value-type="string" calcext:value-type="string">
            <text:p>Client: Zeit ist vollkommen falsch Timedatectl Wir haben Europe/Vienna +2 Timdatectl service gestartet, JA NTP Client verwenden? (ntp, chrony?)</text:p>
          </table:table-cell>
          <table:table-cell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10">
          <table:table-cell table:style-name="ce10" office:value-type="string" calcext:value-type="string">
            <text:p>Bootmenü Beim Booten auf Laptops: rote Schrift auf roten Hintergrund Timeout 1000sec </text:p>
          </table:table-cell>
          <table:table-cell table:style-name="ce10" office:value-type="string" calcext:value-type="string">
            <text:p>Nach LockScreen / UN Löse Screenshot update aus</text:p>
          </table:table-cell>
          <table:table-cell table:number-columns-repeated="2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Server: ProgfressBar ausblenden wenn done</text:p>
          </table:table-cell>
          <table:table-cell table:style-name="ce10" office:value-type="string" calcext:value-type="string">
            <text:p>Autoabgabe soll keinen Filemanager öffnen</text:p>
          </table:table-cell>
          <table:table-cell table:number-columns-repeated="2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11">
          <table:table-cell table:style-name="ce10" office:value-type="string" calcext:value-type="string">
            <text:p>Client: Baut keine Verbindung im LAN auf Log File Starting factory Lokal funktionierts</text:p>
          </table:table-cell>
          <table:table-cell table:style-name="ce10" office:value-type="string" calcext:value-type="string">
            <text:p>Einige Apps werden noch doppelt angezeigt</text:p>
          </table:table-cell>
          <table:table-cell table:number-columns-repeated="2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Server: Unlock Screen Progressbar bleibt sichtbar</text:p>
          </table:table-cell>
          <table:table-cell table:style-name="ce10" office:value-type="string" calcext:value-type="string">
            <text:p>Server: Nach Abgabe holen, falschen Ordner geöffnet</text:p>
          </table:table-cell>
          <table:table-cell table:number-columns-repeated="2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Server: _onRemoveClient Verbindung trennen Fehler</text:p>
          </table:table-cell>
          <table:table-cell table:number-columns-repeated="3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Client: Startet sich nicht neu wenn Server down ist</text:p>
          </table:table-cell>
          <table:table-cell table:number-columns-repeated="3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Twisted Plugin hat sich auch global installiert &gt; ??? </text:p>
          </table:table-cell>
          <table:table-cell table:number-columns-repeated="3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Client: _StartExam &gt; Lock File Fails Twisted Zeile 270</text:p>
          </table:table-cell>
          <table:table-cell table:number-columns-repeated="3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Client: Verbindung trennen RM klappt nicht</text:p>
          </table:table-cell>
          <table:table-cell table:number-columns-repeated="3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Server: Unconnected Clients rauswerfen</text:p>
          </table:table-cell>
          <table:table-cell table:number-columns-repeated="3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Server: _updateListItemScreenshot Screenshot update will nicht</text:p>
          </table:table-cell>
          <table:table-cell table:number-columns-repeated="3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Server: Nach Abgabe Ordner öffnen</text:p>
          </table:table-cell>
          <table:table-cell table:number-columns-repeated="3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style-name="ce10" office:value-type="string" calcext:value-type="string">
            <text:p>Ab und zu OFFLINE von Client, warum?</text:p>
          </table:table-cell>
          <table:table-cell table:number-columns-repeated="3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>
          <table:table-cell table:number-columns-repeated="4" table:style-name="ce12" office:value-type="string" calcext:value-type="string">
            <text:p/>
          </table:table-cell>
          <table:table-cell table:style-name="ce7" office:value-type="string" calcext:value-type="string">
            <text:p/>
          </table:table-cell>
          <table:table-cell table:number-columns-repeated="1019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unschliste" table:style-name="ta1">
        <table:table-column table:style-name="co4" table:default-cell-style-name="ce13"/>
        <table:table-column table:style-name="co5" table:default-cell-style-name="ce13"/>
        <table:table-column table:style-name="co3" table:number-columns-repeated="1022" table:default-cell-style-name="ce13"/>
        <table:table-row table:style-name="ro12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table:number-columns-repeated="1022"/>
        </table:table-row>
        <table:table-row table:style-name="ro12">
          <table:table-cell table:style-name="ce14" office:value-type="string" calcext:value-type="string">
            <text:p>nur ein Button Exam starten/stoppen</text:p>
          </table:table-cell>
          <table:table-cell table:style-name="ce14" office:value-type="string" calcext:value-type="string">
            <text:p/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calligra="http://www.calligra.org/2005/" xmlns:dom="http://www.w3.org/2001/xml-events" office:version="1.2">
  <office:font-face-decls>
    <style:font-face style:name="Carlito" svg:font-family="Carlito"/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Devanagari SmCn" svg:font-family="'Noto Sans Devanagari SmCn'" style:font-family-generic="system" style:font-pitch="variable"/>
    <style:font-face style:name="Noto Sans SemiCondensed" svg:font-family="'Noto Sans Semi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SemiCondensed" style:language-asian="zh" style:country-asian="CN" style:font-name-complex="Noto Sans Devanagari SmCn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1">
      <style:text-properties fo:color="#000000" fo:font-size="24pt" fo:font-weight="bold"/>
    </style:style>
    <style:style style:name="Heading_20_1" style:display-name="Heading 1" style:family="table-cell" style:parent-style-name="Heading">
      <style:text-properties fo:color="#000000" fo:font-size="18pt"/>
    </style:style>
    <style:style style:name="Heading_20_2" style:display-name="Heading 2" style:family="table-cell" style:parent-style-name="Heading">
      <style:text-properties fo:color="#000000" fo:font-size="12pt"/>
    </style:style>
    <style:style style:name="Text" style:family="table-cell" style:parent-style-name="Default1"/>
    <style:style style:name="Note" style:family="table-cell" style:parent-style-name="Default2">
      <style:table-cell-properties fo:background-color="#ffffcc" fo:border="0.99pt solid #808080"/>
      <style:text-properties fo:color="#333333" fo:font-size="10pt"/>
    </style:style>
    <style:style style:name="Footnote" style:family="table-cell" style:parent-style-name="Default2">
      <style:text-properties fo:color="#808080" fo:font-size="10pt" fo:font-style="italic"/>
    </style:style>
    <style:style style:name="Hyperlink" style:family="table-cell" style:parent-style-name="Default2">
      <style:text-properties fo:color="#0000ee" fo:font-size="10pt" style:text-underline-style="solid" style:text-underline-width="auto" style:text-underline-color="font-color"/>
    </style:style>
    <style:style style:name="Status" style:family="table-cell" style:parent-style-name="Default1"/>
    <style:style style:name="Good" style:family="table-cell" style:parent-style-name="Default2">
      <style:table-cell-properties fo:background-color="#ccffcc"/>
      <style:text-properties fo:color="#006600" fo:font-size="10pt"/>
    </style:style>
    <style:style style:name="Neutral" style:family="table-cell" style:parent-style-name="Default2">
      <style:table-cell-properties fo:background-color="#ffffcc"/>
      <style:text-properties fo:color="#996600" fo:font-size="10pt"/>
    </style:style>
    <style:style style:name="Bad" style:family="table-cell" style:parent-style-name="Default">
      <style:table-cell-properties fo:background-color="#ffcccc"/>
      <style:text-properties fo:color="#cc0000" fo:font-size="10pt"/>
    </style:style>
    <style:style style:name="Warning" style:family="table-cell" style:parent-style-name="Status">
      <style:text-properties fo:color="#cc0000" fo:font-size="10pt"/>
    </style:style>
    <style:style style:name="Error" style:family="table-cell" style:parent-style-name="Default2">
      <style:table-cell-properties fo:background-color="#cc0000"/>
      <style:text-properties fo:color="#ffffff" fo:font-size="10pt" fo:font-weight="bold"/>
    </style:style>
    <style:style style:name="Accent" style:family="table-cell" style:parent-style-name="Default">
      <style:text-properties fo:color="#000000" fo:font-size="10pt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  <style:style style:name="Default2" style:family="table-cell" style:parent-style-name="Default"/>
    <style:style style:name="Heading" style:family="table-cell" style:parent-style-name="Default1">
      <style:text-properties fo:color="#000000" fo:font-size="24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<text:s/></text:p>
        </style:region-left>
      </style:header>
      <style:header-left style:display="false"/>
      <style:footer>
        <style:region-left>
          <text:p>Seit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meta:initial-creator>Stefan Hagmann</meta:initial-creator>
    <meta:editing-cycles>103</meta:editing-cycles>
    <dc:date>2021-04-06T19:42:04.114610270</dc:date>
    <meta:creation-date>2020-05-24T08:47:43.141000000</meta:creation-date>
    <meta:editing-duration>PT46S</meta:editing-duration>
    <meta:document-statistic meta:table-count="2" meta:cell-count="1707" meta:object-count="0"/>
  </office:meta>
</office:document-meta>
</file>